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10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211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4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5">ThoIn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6.24cm" svg:y="6.334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8.128cm" svg:height="9.357cm" svg:x="11.795cm" svg:y="15.138cm">
          <draw:text-box>
            <text:p><text:span text:style-name="T4">BaiIn</text:span></text:p>
            <text:list text:style-name="L1"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enGiayIn(string)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ClickCanIn (double)</text:span></text:p>
              </text:list-item>
              <text:list-item>
                <text:p><text:span text:style-name="T1">DonViTinhClick (DonViTinhClick en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DuongDanFileIn (string)</text:span></text:p>
              </text:list-item>
              <text:list-item>
                <text:p><text:span text:style-name="T1">TinhTrangBaiIn (TinhTrangBaiIn)</text:span></text:p>
              </text:list-item>
              <text:list-item>
                <text:p><text:span text:style-name="T1">IdBaiSanPham: integer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1.795cm" svg:y1="19.816cm" svg:x2="11.142cm" svg:y2="13.158cm" draw:start-shape="id1" draw:start-glue-point="3" draw:end-shape="id2" draw:end-glue-point="2" svg:d="M11795 19816h-653v-6658" svg:viewBox="0 0 654 6659">
          <text:p/>
        </draw:connector>
        <draw:connector draw:style-name="gr9" draw:text-style-name="P8" draw:layer="layout" svg:x1="18.716cm" svg:y1="10.103cm" svg:x2="11.142cm" svg:y2="13.158cm" draw:start-shape="id3" draw:start-glue-point="2" draw:end-shape="id2" svg:d="M18716 10103v3556h-7574v-501" svg:viewBox="0 0 7575 3557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10" draw:text-style-name="P6" xml:id="id5" draw:id="id5" draw:layer="layout" svg:width="8.128cm" svg:height="5.461cm" svg:x="1cm" svg:y="9.636cm">
          <draw:text-box>
            <text:p text:style-name="P5"><text:span text:style-name="T4">BaiSanPham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SanPham (string)</text:span></text:p>
              </text:list-item>
              <text:list-item>
                <text:p><text:span text:style-name="T1">YeuCau (string)</text:span></text:p>
              </text:list-item>
              <text:list-item>
                <text:p><text:span text:style-name="T1">DuongDanFile01</text:span></text:p>
              </text:list-item>
              <text:list-item>
                <text:p><text:span text:style-name="T1">DuongDanFile02</text:span></text:p>
              </text:list-item>
              <text:list-item>
                <text:p><text:span text:style-name="T1">DuongDanFile03</text:span></text:p>
              </text:list-item>
              <text:list-item>
                <text:p><text:span text:style-name="T1">TinhTrangBaiSanPham (TinhTrangBaiSanPham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11.795cm" svg:y1="19.816cm" svg:x2="5.064cm" svg:y2="15.097cm" draw:start-shape="id1" draw:start-glue-point="3" draw:end-shape="id5" draw:end-glue-point="2" svg:d="M11795 19816h-6731v-4719" svg:viewBox="0 0 6732 4720">
          <text:p text:style-name="P1">1 - 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5.2$Windows_X86_64 LibreOffice_project/54c8cbb85f300ac59db32fe8a675ff7683cd5a16</meta:generator>
    <dc:date>2018-09-20T09:54:52.553000000</dc:date>
    <meta:editing-duration>PT3H18M41S</meta:editing-duration>
    <meta:editing-cycles>50</meta:editing-cycles>
    <meta:document-statistic meta:object-count="15"/>
  </office:meta>
</office:document-meta>
</file>